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Fstat.getLengthOf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Fstat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Fstat.printRes( ArrayList ar , String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4Fstat.setChangelist( int chang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4Fstat.getP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Fstat.setShowFilter( String fil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4Fstat.execP4Fstat( StringBuffer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4Fstat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